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new-oauth-token"/><text:span text:style-name="Source_20_Text">638c1912f62ff4a0aadfa6b00de1ea18fd321033</text:span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19T16:55:56.029805175</meta:creation-date>
    <dc:date>2020-11-19T16:56:50.672692028</dc:date>
    <meta:editing-duration>PT5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3.5.2$Linux_X86_64 LibreOffice_project/30$Build-2</meta:generator>
  </office:meta>
</office:document-meta>
</file>